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86.16pt" svg:y="11.85pt">
            <loext:p draw:notify-on-update-of-ranges="Sheet1.B2:Sheet1.B6 Sheet1.A2:Sheet1.A2 Sheet1.C2:Sheet1.C6 Sheet1.A7:Sheet1.A7 Sheet1.C7:Sheet1.C11 Sheet1.A12:Sheet1.A12 Sheet1.C12:Sheet1.C16 Sheet1.A17:Sheet1.A17 Sheet1.C17:Sheet1.C21 Sheet1.A22:Sheet1.A22 Sheet1.C22:Sheet1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3.04pt" svg:y="274.65pt">
            <loext:p draw:notify-on-update-of-ranges="Sheet1.A2:Sheet1.A2 Sheet1.A22:Sheet1.A22 Sheet1.A22:Sheet1.A22 Sheet1.D22:Sheet1.D26 Sheet1.A17:Sheet1.A17 Sheet1.D17:Sheet1.D21 Sheet1.A12:Sheet1.A12 Sheet1.D12:Sheet1.D16 Sheet1.A7:Sheet1.A7 Sheet1.D7:Sheet1.D11 Sheet1.A2:Sheet1.A2 Sheet1.D2:Sheet1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Demensio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peed Up</text:p>
          </table:table-cell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office:value-type="float" office:value="5000" calcext:value-type="float" table:number-columns-spanned="1" table:number-rows-spanned="5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52.844 / [.$A$27]" office:value-type="float" office:value="22.5474" calcext:value-type="float">
            <text:p>22.5474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0556" calcext:value-type="float">
            <text:p>2.0556</text:p>
          </table:table-cell>
          <table:table-cell table:formula="of:=658.125 / [.$A$27]" office:value-type="float" office:value="10.96875" calcext:value-type="float">
            <text:p>10.96875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7599" calcext:value-type="float">
            <text:p>3.7599</text:p>
          </table:table-cell>
          <table:table-cell table:formula="of:=359.804 / [.$A$27]" office:value-type="float" office:value="5.99673333333333" calcext:value-type="float">
            <text:p>5.99673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.7244" calcext:value-type="float">
            <text:p>3.7244</text:p>
          </table:table-cell>
          <table:table-cell table:formula="of:=363.233 / [.$A$27]" office:value-type="float" office:value="6.05388333333333" calcext:value-type="float">
            <text:p>6.05388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.7915" calcext:value-type="float">
            <text:p>3.7915</text:p>
          </table:table-cell>
          <table:table-cell table:formula="of:=356.807 / [.$A$27]" office:value-type="float" office:value="5.94678333333333" calcext:value-type="float">
            <text:p>5.9467833333</text:p>
          </table:table-cell>
          <table:table-cell table:number-columns-repeated="1020"/>
        </table:table-row>
        <table:table-row table:style-name="ro1">
          <table:table-cell office:value-type="float" office:value="4000" calcext:value-type="float" table:number-columns-spanned="1" table:number-rows-spanned="5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70.927 / [.$A$27]" office:value-type="float" office:value="14.51545" calcext:value-type="float">
            <text:p>14.51545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008" calcext:value-type="float">
            <text:p>2.008</text:p>
          </table:table-cell>
          <table:table-cell table:formula="of:=433.707 / [.$A$27]" office:value-type="float" office:value="7.22845" calcext:value-type="float">
            <text:p>7.22845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7927" calcext:value-type="float">
            <text:p>3.7927</text:p>
          </table:table-cell>
          <table:table-cell table:formula="of:=229.628 / [.$A$27]" office:value-type="float" office:value="3.82713333333333" calcext:value-type="float">
            <text:p>3.82713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.8017" calcext:value-type="float">
            <text:p>3.8017</text:p>
          </table:table-cell>
          <table:table-cell table:formula="of:=229.088 / [.$A$27]" office:value-type="float" office:value="3.81813333333333" calcext:value-type="float">
            <text:p>3.81813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.8191" calcext:value-type="float">
            <text:p>3.8191</text:p>
          </table:table-cell>
          <table:table-cell table:formula="of:=228.04 / [.$A$27]" office:value-type="float" office:value="3.80066666666667" calcext:value-type="float">
            <text:p>3.8006666667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 table:number-columns-spanned="1" table:number-rows-spanned="5">
            <text:p>3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310.508 / [.$A$27]" office:value-type="float" office:value="5.17513333333333" calcext:value-type="float">
            <text:p>5.17513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54" calcext:value-type="float">
            <text:p>2.54</text:p>
          </table:table-cell>
          <table:table-cell table:formula="of:=122.247 / [.$A$27]" office:value-type="float" office:value="2.03745" calcext:value-type="float">
            <text:p>2.03745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.8981" calcext:value-type="float">
            <text:p>4.8981</text:p>
          </table:table-cell>
          <table:table-cell table:formula="of:=63.392 / [.$A$27]" office:value-type="float" office:value="1.05653333333333" calcext:value-type="float">
            <text:p>1.05653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.778" calcext:value-type="float">
            <text:p>4.778</text:p>
          </table:table-cell>
          <table:table-cell table:formula="of:=64.986 / [.$A$27]" office:value-type="float" office:value="1.0831" calcext:value-type="float">
            <text:p>1.0831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4.7224" calcext:value-type="float">
            <text:p>4.7224</text:p>
          </table:table-cell>
          <table:table-cell table:formula="of:=65.751 / [.$A$27]" office:value-type="float" office:value="1.09585" calcext:value-type="float">
            <text:p>1.09585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 table:number-columns-spanned="1" table:number-rows-spanned="5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5.368 / [.$A$27]" office:value-type="float" office:value="1.58946666666667" calcext:value-type="float">
            <text:p>1.5894666667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0203" calcext:value-type="float">
            <text:p>2.0203</text:p>
          </table:table-cell>
          <table:table-cell table:formula="of:=47.202 / [.$A$27]" office:value-type="float" office:value="0.7867" calcext:value-type="float">
            <text:p>0.7867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.0554" calcext:value-type="float">
            <text:p>3.0554</text:p>
          </table:table-cell>
          <table:table-cell table:formula="of:=31.212 / [.$A$27]" office:value-type="float" office:value="0.5202" calcext:value-type="float">
            <text:p>0.5202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3.469" calcext:value-type="float">
            <text:p>3.469</text:p>
          </table:table-cell>
          <table:table-cell table:formula="of:=27.491 / [.$A$27]" office:value-type="float" office:value="0.458183333333333" calcext:value-type="float">
            <text:p>0.45818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4.2525" calcext:value-type="float">
            <text:p>4.2525</text:p>
          </table:table-cell>
          <table:table-cell table:formula="of:=22.425 / [.$A$27]" office:value-type="float" office:value="0.37375" calcext:value-type="float">
            <text:p>0.37375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 table:number-columns-spanned="1" table:number-rows-spanned="5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337 / [.$A$27]" office:value-type="float" office:value="0.155616666666667" calcext:value-type="float">
            <text:p>0.1556166667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8275" calcext:value-type="float">
            <text:p>1.8275</text:p>
          </table:table-cell>
          <table:table-cell table:formula="of:=5.10950.109 / [.$A$27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.0359" calcext:value-type="float">
            <text:p>4.0359</text:p>
          </table:table-cell>
          <table:table-cell table:formula="of:=2.313 / [.$A$27]" office:value-type="float" office:value="0.03855" calcext:value-type="float">
            <text:p>0.03855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.4403" calcext:value-type="float">
            <text:p>4.4403</text:p>
          </table:table-cell>
          <table:table-cell table:formula="of:=2.102 / [.$A$27]" office:value-type="float" office:value="0.0350333333333333" calcext:value-type="float">
            <text:p>0.0350333333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4.4231" calcext:value-type="float">
            <text:p>4.4231</text:p>
          </table:table-cell>
          <table:table-cell table:formula="of:=2.111 / [.$A$27]" office:value-type="float" office:value="0.0351833333333333" calcext:value-type="float">
            <text:p>0.0351833333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7:19:59.065827206</meta:creation-date>
    <dc:date>2017-11-11T19:30:27.182429311</dc:date>
    <meta:editing-duration>PT17M16S</meta:editing-duration>
    <meta:editing-cycles>2</meta:editing-cycles>
    <meta:generator>LibreOffice/5.1.6.2$Linux_X86_64 LibreOffice_project/10m0$Build-2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17cm" svg:y="0.316cm" chart:style-name="ch2">
          <text:p>Зависимость ускорения от кол-ва потоков</text:p>
        </chart:title>
        <chart:legend chart:legend-position="end" svg:x="13.915cm" svg:y="3.205cm" style:legend-expansion="high" chart:style-name="ch3"/>
        <chart:plot-area chart:style-name="ch4" table:cell-range-address="Sheet1.B2:Sheet1.C6 Sheet1.A2:Sheet1.A2 Sheet1.A7:Sheet1.A7 Sheet1.C7:Sheet1.C26 Sheet1.A12:Sheet1.A12 Sheet1.A17:Sheet1.A17 Sheet1.A22:Sheet1.A22" chart:data-source-has-labels="both" svg:x="1.331cm" svg:y="1.275cm" svg:width="12.264cm" svg:height="6.564cm">
          <chartooo:coordinate-region svg:x="1.767cm" svg:y="1.474cm" svg:width="11.641cm" svg:height="5.718cm"/>
          <chart:axis chart:dimension="x" chart:name="primary-x" chart:style-name="ch5" chartooo:axis-type="auto">
            <chartooo:date-scale/>
            <chart:title svg:x="6.81cm" svg:y="8.019cm" chart:style-name="ch6">
              <text:p>Threads</text:p>
            </chart:title>
            <chart:categories table:cell-range-address="Sheet1.B2:Sheet1.B6"/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Sheet1.C2:Sheet1.C6" chart:label-cell-address="Sheet1.A2:Sheet1.A2" chart:class="chart:line">
            <chart:data-point chart:repeated="5"/>
          </chart:series>
          <chart:series chart:style-name="ch10" chart:values-cell-range-address="Sheet1.C7:Sheet1.C11" chart:label-cell-address="Sheet1.A7:Sheet1.A7" chart:class="chart:line">
            <chart:data-point chart:repeated="5"/>
          </chart:series>
          <chart:series chart:style-name="ch11" chart:values-cell-range-address="Sheet1.C12:Sheet1.C16" chart:label-cell-address="Sheet1.A12:Sheet1.A12" chart:class="chart:line">
            <chart:data-point chart:repeated="5"/>
          </chart:series>
          <chart:series chart:style-name="ch12" chart:values-cell-range-address="Sheet1.C17:Sheet1.C21" chart:label-cell-address="Sheet1.A17:Sheet1.A17" chart:class="chart:line">
            <chart:data-point chart:repeated="5"/>
          </chart:series>
          <chart:series chart:style-name="ch13" chart:values-cell-range-address="Sheet1.C22:Sheet1.C26" chart:label-cell-address="Sheet1.A22:Sheet1.A2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0</text:p>
                <draw:g>
                  <svg:desc>Sheet1.A2:Sheet1.A2</svg:desc>
                </draw:g>
              </table:table-cell>
              <table:table-cell office:value-type="string">
                <text:p>4000</text:p>
                <draw:g>
                  <svg:desc>Sheet1.A7:Sheet1.A7</svg:desc>
                </draw:g>
              </table:table-cell>
              <table:table-cell office:value-type="string">
                <text:p>3000</text:p>
                <draw:g>
                  <svg:desc>Sheet1.A12:Sheet1.A12</svg:desc>
                </draw:g>
              </table:table-cell>
              <table:table-cell office:value-type="string">
                <text:p>2000</text:p>
                <draw:g>
                  <svg:desc>Sheet1.A17:Sheet1.A17</svg:desc>
                </draw:g>
              </table:table-cell>
              <table:table-cell office:value-type="string">
                <text:p>1000</text:p>
                <draw:g>
                  <svg:desc>Sheet1.A22:Sheet1.A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0">
                <text:p>0</text:p>
                <draw:g>
                  <svg:desc>Sheet1.C2:Sheet1.C6</svg:desc>
                </draw:g>
              </table:table-cell>
              <table:table-cell office:value-type="float" office:value="0">
                <text:p>0</text:p>
                <draw:g>
                  <svg:desc>Sheet1.C7:Sheet1.C11</svg:desc>
                </draw:g>
              </table:table-cell>
              <table:table-cell office:value-type="float" office:value="0">
                <text:p>0</text:p>
                <draw:g>
                  <svg:desc>Sheet1.C12:Sheet1.C16</svg:desc>
                </draw:g>
              </table:table-cell>
              <table:table-cell office:value-type="float" office:value="0">
                <text:p>0</text:p>
                <draw:g>
                  <svg:desc>Sheet1.C17:Sheet1.C21</svg:desc>
                </draw:g>
              </table:table-cell>
              <table:table-cell office:value-type="float" office:value="0">
                <text:p>0</text:p>
                <draw:g>
                  <svg:desc>Sheet1.C22:Sheet1.C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556">
                <text:p>2.0556</text:p>
              </table:table-cell>
              <table:table-cell office:value-type="float" office:value="2.008">
                <text:p>2.008</text:p>
              </table:table-cell>
              <table:table-cell office:value-type="float" office:value="2.54">
                <text:p>2.54</text:p>
              </table:table-cell>
              <table:table-cell office:value-type="float" office:value="2.0203">
                <text:p>2.0203</text:p>
              </table:table-cell>
              <table:table-cell office:value-type="float" office:value="1.8275">
                <text:p>1.82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7599">
                <text:p>3.7599</text:p>
              </table:table-cell>
              <table:table-cell office:value-type="float" office:value="3.7927">
                <text:p>3.7927</text:p>
              </table:table-cell>
              <table:table-cell office:value-type="float" office:value="4.8981">
                <text:p>4.8981</text:p>
              </table:table-cell>
              <table:table-cell office:value-type="float" office:value="3.0554">
                <text:p>3.0554</text:p>
              </table:table-cell>
              <table:table-cell office:value-type="float" office:value="4.0359">
                <text:p>4.03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244">
                <text:p>3.7244</text:p>
              </table:table-cell>
              <table:table-cell office:value-type="float" office:value="3.8017">
                <text:p>3.8017</text:p>
              </table:table-cell>
              <table:table-cell office:value-type="float" office:value="4.778">
                <text:p>4.778</text:p>
              </table:table-cell>
              <table:table-cell office:value-type="float" office:value="3.469">
                <text:p>3.469</text:p>
              </table:table-cell>
              <table:table-cell office:value-type="float" office:value="4.4403">
                <text:p>4.44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7915">
                <text:p>3.7915</text:p>
              </table:table-cell>
              <table:table-cell office:value-type="float" office:value="3.8191">
                <text:p>3.8191</text:p>
              </table:table-cell>
              <table:table-cell office:value-type="float" office:value="4.7224">
                <text:p>4.7224</text:p>
              </table:table-cell>
              <table:table-cell office:value-type="float" office:value="4.2525">
                <text:p>4.2525</text:p>
              </table:table-cell>
              <table:table-cell office:value-type="float" office:value="4.4231">
                <text:p>4.4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Sheet1.A2:Sheet1.A2 Sheet1.A22:Sheet1.A22 Sheet1.D2:Sheet1.D26 Sheet1.A17:Sheet1.A17 Sheet1.A12:Sheet1.A12 Sheet1.A7:Sheet1.A7" chart:data-source-has-labels="both" svg:x="1.331cm" svg:y="0.18cm" svg:width="12.264cm" svg:height="7.659cm">
          <chartooo:coordinate-region svg:x="1.952cm" svg:y="0.379cm" svg:width="11.643cm" svg:height="6.813cm"/>
          <chart:axis chart:dimension="x" chart:name="primary-x" chart:style-name="ch4" chartooo:axis-type="auto">
            <chartooo:date-scale/>
            <chart:title svg:x="4.813cm" svg:y="8.019cm" chart:style-name="ch5">
              <text:p>Размерность матрицы (элементов)</text:p>
            </chart:title>
            <chart:categories table:cell-range-address="Sheet1.A22:Sheet1.A22"/>
          </chart:axis>
          <chart:axis chart:dimension="y" chart:name="primary-y" chart:style-name="ch4">
            <chart:title svg:x="0.451cm" svg:y="5.151cm" chart:style-name="ch6">
              <text:p>Время (минут)</text:p>
            </chart:title>
            <chart:grid chart:style-name="ch7" chart:class="major"/>
          </chart:axis>
          <chart:series chart:style-name="ch8" chart:values-cell-range-address="Sheet1.D22:Sheet1.D26" chart:label-cell-address="Sheet1.A22:Sheet1.A22" chart:class="chart:line">
            <chart:data-point chart:repeated="5"/>
          </chart:series>
          <chart:series chart:style-name="ch9" chart:values-cell-range-address="Sheet1.D17:Sheet1.D21" chart:label-cell-address="Sheet1.A17:Sheet1.A17" chart:class="chart:line">
            <chart:data-point chart:repeated="5"/>
          </chart:series>
          <chart:series chart:style-name="ch10" chart:values-cell-range-address="Sheet1.D12:Sheet1.D16" chart:label-cell-address="Sheet1.A12:Sheet1.A12" chart:class="chart:line">
            <chart:data-point chart:repeated="5"/>
          </chart:series>
          <chart:series chart:style-name="ch11" chart:values-cell-range-address="Sheet1.D7:Sheet1.D11" chart:label-cell-address="Sheet1.A7:Sheet1.A7" chart:class="chart:line">
            <chart:data-point chart:repeated="5"/>
          </chart:series>
          <chart:series chart:style-name="ch12" chart:values-cell-range-address="Sheet1.D2:Sheet1.D6" chart:label-cell-address="Sheet1.A2:Sheet1.A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</text:p>
                <draw:g>
                  <svg:desc>Sheet1.A22:Sheet1.A22</svg:desc>
                </draw:g>
              </table:table-cell>
              <table:table-cell office:value-type="string">
                <text:p>2000</text:p>
                <draw:g>
                  <svg:desc>Sheet1.A17:Sheet1.A17</svg:desc>
                </draw:g>
              </table:table-cell>
              <table:table-cell office:value-type="string">
                <text:p>3000</text:p>
                <draw:g>
                  <svg:desc>Sheet1.A12:Sheet1.A12</svg:desc>
                </draw:g>
              </table:table-cell>
              <table:table-cell office:value-type="string">
                <text:p>4000</text:p>
                <draw:g>
                  <svg:desc>Sheet1.A7:Sheet1.A7</svg:desc>
                </draw:g>
              </table:table-cell>
              <table:table-cell office:value-type="string">
                <text:p>5000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22:Sheet1.A22</svg:desc>
                </draw:g>
              </table:table-cell>
              <table:table-cell office:value-type="float" office:value="0.155616666666667">
                <text:p>0.155616666666667</text:p>
                <draw:g>
                  <svg:desc>Sheet1.D22:Sheet1.D26</svg:desc>
                </draw:g>
              </table:table-cell>
              <table:table-cell office:value-type="float" office:value="1.58946666666667">
                <text:p>1.58946666666667</text:p>
                <draw:g>
                  <svg:desc>Sheet1.D17:Sheet1.D21</svg:desc>
                </draw:g>
              </table:table-cell>
              <table:table-cell office:value-type="float" office:value="5.17513333333333">
                <text:p>5.17513333333333</text:p>
                <draw:g>
                  <svg:desc>Sheet1.D12:Sheet1.D16</svg:desc>
                </draw:g>
              </table:table-cell>
              <table:table-cell office:value-type="float" office:value="14.51545">
                <text:p>14.51545</text:p>
                <draw:g>
                  <svg:desc>Sheet1.D7:Sheet1.D11</svg:desc>
                </draw:g>
              </table:table-cell>
              <table:table-cell office:value-type="float" office:value="22.5474">
                <text:p>22.5474</text:p>
                <draw:g>
                  <svg:desc>Sheet1.D2:Sheet1.D6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7867">
                <text:p>0.7867</text:p>
              </table:table-cell>
              <table:table-cell office:value-type="float" office:value="2.03745">
                <text:p>2.03745</text:p>
              </table:table-cell>
              <table:table-cell office:value-type="float" office:value="7.22845">
                <text:p>7.22845</text:p>
              </table:table-cell>
              <table:table-cell office:value-type="float" office:value="10.96875">
                <text:p>10.96875</text:p>
              </table:table-cell>
            </table:table-row>
            <table:table-row>
              <table:table-cell office:value-type="string"/>
              <table:table-cell office:value-type="float" office:value="0.03855">
                <text:p>0.03855</text:p>
              </table:table-cell>
              <table:table-cell office:value-type="float" office:value="0.5202">
                <text:p>0.5202</text:p>
              </table:table-cell>
              <table:table-cell office:value-type="float" office:value="1.05653333333333">
                <text:p>1.05653333333333</text:p>
              </table:table-cell>
              <table:table-cell office:value-type="float" office:value="3.82713333333333">
                <text:p>3.82713333333333</text:p>
              </table:table-cell>
              <table:table-cell office:value-type="float" office:value="5.99673333333333">
                <text:p>5.99673333333333</text:p>
              </table:table-cell>
            </table:table-row>
            <table:table-row>
              <table:table-cell office:value-type="string"/>
              <table:table-cell office:value-type="float" office:value="0.0350333333333333">
                <text:p>0.0350333333333333</text:p>
              </table:table-cell>
              <table:table-cell office:value-type="float" office:value="0.458183333333333">
                <text:p>0.458183333333333</text:p>
              </table:table-cell>
              <table:table-cell office:value-type="float" office:value="1.0831">
                <text:p>1.0831</text:p>
              </table:table-cell>
              <table:table-cell office:value-type="float" office:value="3.81813333333333">
                <text:p>3.81813333333333</text:p>
              </table:table-cell>
              <table:table-cell office:value-type="float" office:value="6.05388333333333">
                <text:p>6.05388333333333</text:p>
              </table:table-cell>
            </table:table-row>
            <table:table-row>
              <table:table-cell office:value-type="string"/>
              <table:table-cell office:value-type="float" office:value="0.0351833333333333">
                <text:p>0.0351833333333333</text:p>
              </table:table-cell>
              <table:table-cell office:value-type="float" office:value="0.37375">
                <text:p>0.37375</text:p>
              </table:table-cell>
              <table:table-cell office:value-type="float" office:value="1.09585">
                <text:p>1.09585</text:p>
              </table:table-cell>
              <table:table-cell office:value-type="float" office:value="3.80066666666667">
                <text:p>3.80066666666667</text:p>
              </table:table-cell>
              <table:table-cell office:value-type="float" office:value="5.94678333333333">
                <text:p>5.94678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